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39">
            <text:p>0.39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1073">
            <text:p>1073</text:p>
          </table:table-cell>
        </table:table-row>
        <table:table-row>
          <table:table-cell office:value-type="float" office:value="0.35">
            <text:p>0.3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7">
            <text:p>0.17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5">
            <text:p>0.05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75">
            <text:p>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">
            <text:p>0.2</text:p>
          </table:table-cell>
          <table:table-cell office:value-type="float" office:value="23">
            <text:p>23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81">
            <text:p>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5">
            <text:p>0.15</text:p>
          </table:table-cell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office:value-type="float" office:value="84">
            <text:p>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8">
            <text:p>0.08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3">
            <text:p>0.33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